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Bitstream Vera San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 Estruturas de Dados I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into Trabalho Prático</text:p>
      <text:p text:style-name="P4"/>
      <text:p text:style-name="P4"/>
      <text:p text:style-name="P4"/>
      <text:p text:style-name="P4"/>
      <text:p text:style-name="P4"/>
      <text:p text:style-name="P4">Árvores Binárias </text:p>
      <text:p text:style-name="P4">de Pesqui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fessor Roberto Bigonha</text:p>
      <text:p text:style-name="P5">Aluno Gustavo Campos Ferreira Guimarães - 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03T15:06:26</meta:creation-date>
    <dc:creator>Gustavo Guimaraes</dc:creator>
    <dc:date>2006-05-30T11:28:27</dc:date>
    <dc:language>en-US</dc:language>
    <meta:editing-cycles>5</meta:editing-cycles>
    <meta:editing-duration>PT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2" meta:character-count="163"/>
  </office:meta>
</office:document-meta>
</file>